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и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с табличными данными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8"><text:s text:c="2"/></text:span><text:span text:style-name="T16">while</text:span><text:span text:style-name="T8"> { $b &gt; 0 } {</text:span></text:p>
                    <text:p><text:span text:style-name="T8"><text:s text:c="4"/></text:span><text:span text:style-name="T16">set</text:span><text:span text:style-name="T8"> t $b</text:span></text:p>
                    <text:p><text:span text:style-name="T8"><text:s text:c="4"/></text:span><text:span text:style-name="T16">set</text:span><text:span text:style-name="T8"> b [expr $a % $b]</text:span></text:p>
                    <text:p><text:span text:style-name="T8"><text:s text:c="4"/></text:span><text:span text:style-name="T16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6">return</text:span><text:span text:style-name="T8"> $a</text:span></text:p>
                    <text:p><text:span text:style-name="T8">}</text:span></text:p>
                    <text:p><text:span text:style-name="T16">puts</text:span><text:span text:style-name="T8"> [</text:span><text:span text:style-name="T16">gcd</text:span><text:span text:style-name="T8"> 42 56]</text:span></text:p>
                    <text:p><text:span text:style-name="T8"/></text:p>
                    <text:p><text:span text:style-name="T16">set</text:span><text:span text:style-name="T15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8H18M46S</meta:editing-duration>
    <meta:editing-cycles>655</meta:editing-cycles>
    <dc:date>2009-10-25T18:37:04</dc:date>
    <meta:generator>OpenOffice.org/3.0$Unix OpenOffice.org_project/300m15$Build-9379</meta:generator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